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307cm" fo:min-width="6.057cm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1.457cm" fo:min-width="1.20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71cm" svg:height="9.271cm" svg:x="4.81cm" svg:y="6.334cm">
          <text:p text:style-name="P1"><text:s/>Dilanka Nimsara</text:p>
          <text:p text:style-name="P1">17020069</text:p>
          <text:p text:style-name="P1">Mariyan</text:p>
          <text:p text:style-name="P1">Apita mok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413cm" svg:height="2.413cm" svg:x="8.112cm" svg:y="16.8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31.997053791</meta:creation-date>
    <dc:date>2018-02-19T15:52:19.038906265</dc:date>
    <meta:editing-duration>PT48M58S</meta:editing-duration>
    <meta:editing-cycles>4</meta:editing-cycles>
    <meta:generator>LibreOffice/5.1.6.2$Linux_X86_64 LibreOffice_project/10m0$Build-2</meta:generator>
    <meta:document-statistic meta:object-count="2"/>
  </office:meta>
</office:document-meta>
</file>